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9.52cm" style:type="center"/>
          <style:tab-stop style:position="18.916cm" style:type="right"/>
        </style:tab-stops>
      </style:paragraph-properties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Heading_20_2">
      <style:paragraph-properties fo:break-before="page"/>
    </style:style>
    <style:style style:name="P5" style:family="paragraph" style:parent-style-name="Heading_20_4" style:list-style-name=""/>
    <style:style style:name="P6" style:family="paragraph" style:parent-style-name="Code">
      <style:text-properties fo:font-weight="bold" style:font-weight-asian="bold" style:font-weight-complex="bold"/>
    </style:style>
    <style:style style:name="P7" style:family="paragraph" style:parent-style-name="Code">
      <style:text-properties fo:font-weight="normal" style:font-weight-asian="normal" style:font-weight-complex="normal"/>
    </style:style>
    <style:style style:name="P8" style:family="paragraph" style:parent-style-name="Code">
      <style:text-properties style:text-line-through-style="solid"/>
    </style:style>
    <style:style style:name="P9" style:family="paragraph" style:parent-style-name="Code">
      <style:text-properties style:text-line-through-style="solid" fo:font-weight="normal" style:font-weight-asian="normal" style:font-weight-complex="normal"/>
    </style:style>
    <style:style style:name="P10" style:family="paragraph" style:parent-style-name="Code" style:list-style-name=""/>
    <style:style style:name="P11" style:family="paragraph" style:parent-style-name="Code_20_New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<text:bookmark-start text:name="__RefHeading__3418_1695286129"/>Network Disco Lights - HTML5/Javascript<text:bookmark-end text:name="__RefHeading__3418_1695286129"/></text:h>
      <text:h text:style-name="Heading_20_4" text:outline-level="4">Base</text:h>
      <text:p text:style-name="Standard">Create a file called disco.html and open it in a browser</text:p>
      <text:p text:style-name="Standard">Run the program after each addition by refreshing your browser</text:p>
      <text:p text:style-name="Code_20_New">&lt;script type="module"&gt;</text:p>
      <text:p text:style-name="Code_20_New">&lt;/script&gt;</text:p>
      <text:p text:style-name="Standard">Open disco.html</text:p>
      <text:p text:style-name="Standard">Reload the page each addition by pressing CTRL+F5</text:p>
      <text:h text:style-name="Heading_20_4" text:outline-level="4">Random Screen Color</text:h>
      <text:p text:style-name="P11">&lt;script type="module"&gt;</text:p>
      <text:p text:style-name="Code"/>
      <text:p text:style-name="P6">function randomByte() {return Math.floor(Math.random()*255)}</text:p>
      <text:p text:style-name="P6">function updateScreenColor(r,g,b) {</text:p>
      <text:p text:style-name="P6"><text:s text:c="4"/>r = r || randomByte()</text:p>
      <text:p text:style-name="P6"><text:s text:c="4"/>g = g || randomByte()</text:p>
      <text:p text:style-name="P6"><text:s text:c="4"/>b = b || randomByte()</text:p>
      <text:p text:style-name="P6"><text:s text:c="4"/>document.body.style = `background-color: rgb(${r},${g},${b});`</text:p>
      <text:p text:style-name="P6">}</text:p>
      <text:p text:style-name="P6"/>
      <text:p text:style-name="P6">window.addEventListener('keydown', (event)=&gt;{</text:p>
      <text:p text:style-name="P6"><text:s text:c="4"/>updateScreenColor()</text:p>
      <text:p text:style-name="P6">})</text:p>
      <text:p text:style-name="Code"/>
      <text:p text:style-name="P11">&lt;/script&gt;</text:p>
      <text:p text:style-name="Standard">Press any key on the keyboard</text:p>
      <text:h text:style-name="Heading_20_4" text:outline-level="4">Listen to Network</text:h>
      <text:p text:style-name="P2">(Teacher will start this server <text:a xlink:type="simple" xlink:href="https://github.com/calaldees/channelServer" text:style-name="Internet_20_link" text:visited-style-name="Visited_20_Internet_20_Link">https://github.com/calaldees/channelServer</text:a> )</text:p>
      <text:p text:style-name="P2">Replace localhost with URL your teacher gives you (replace test1 for different channels)</text:p>
      <text:p text:style-name="P6">const WS_URL = "ws://localhost:9800/test1.ws"</text:p>
      <text:p text:style-name="P6">const socket = new WebSocket(WS_URL);</text:p>
      <text:p text:style-name="P6">window.socket = socket</text:p>
      <text:p text:style-name="P6">socket.addEventListener('message', (event)=&gt;{</text:p>
      <text:p text:style-name="P6"><text:s text:c="12"/>updateScreenColor()</text:p>
      <text:p text:style-name="P6">}</text:p>
      <text:p text:style-name="P11"/>
      <text:p text:style-name="P11">&lt;/script&gt;</text:p>
      <text:p text:style-name="Standard">When a network message is revived, your screen should change color.</text:p>
      <text:h text:style-name="Heading_20_4" text:outline-level="4">Protocol Version 1: Computer Id</text:h>
      <text:p text:style-name="P2">Change "1" to be a unique Identifier (ID) for your computer</text:p>
      <text:p text:style-name="Code">socket.addEventListener('message', (event)=&gt;{</text:p>
      <text:p text:style-name="P6"><text:s text:c="8"/>const id = event.data</text:p>
      <text:p text:style-name="P6"><text:s text:c="8"/>if (id == "1") {</text:p>
      <text:p text:style-name="Code"><text:s text:c="12"/>updateScreenColor()</text:p>
      <text:p text:style-name="P6"><text:s text:c="8"/>}</text:p>
      <text:p text:style-name="Code">}</text:p>
      <text:p text:style-name="Standard">When your number is sent your screen should change color</text:p>
      <text:p text:style-name="Standard">Press F12 to enable developer tools 'console'</text:p>
      <text:p text:style-name="P7">socket.send("1")</text:p>
      <text:p text:style-name="P7">for (let id=0 ; id&lt;30 ; id++) {socket.send(`${id}`)} <text:s/>// Whole room!</text:p>
      <text:h text:style-name="Heading_20_4" text:outline-level="4">Protocol Version 2: Color</text:h>
      <text:p text:style-name="Code">socket.addEventListener('message', (event)=&gt;{</text:p>
      <text:p text:style-name="P9"><text:s text:c="8"/>const id = event.data</text:p>
      <text:p text:style-name="P6"><text:soft-page-break/><text:s text:c="8"/>const [id, r, g, b] = event.data.split(":")</text:p>
      <text:p text:style-name="P7"><text:s text:c="8"/>if (id == "1") {</text:p>
      <text:p text:style-name="P8"><text:s text:c="13"/>updateScreenColor()</text:p>
      <text:p text:style-name="P6"><text:s text:c="13"/>updateScreenColor(r,g,b)</text:p>
      <text:p text:style-name="Code"><text:s text:c="8"/>}</text:p>
      <text:p text:style-name="Code">}</text:p>
      <text:p text:style-name="Standard">In console</text:p>
      <text:p text:style-name="P7">socket.send("1:255:0:0")</text:p>
      <text:h text:style-name="P5" text:outline-level="4">Protocol Version 3: Multiple Computer Id's</text:h>
      <text:p text:style-name="Code">socket.addEventListener('message', (event)=&gt;{</text:p>
      <text:p text:style-name="P6"><text:s text:c="4"/>const messages = event.data.split("\n")</text:p>
      <text:p text:style-name="P6"><text:s text:c="4"/>for (let message of messages) {</text:p>
      <text:p text:style-name="P9"><text:s text:c="8"/>const [id, r, g, b] = event.data.split(":")</text:p>
      <text:p text:style-name="P6"><text:s text:c="8"/>const [id, r, g, b] = message.split(":")</text:p>
      <text:p text:style-name="P7"><text:s text:c="8"/>if (id == "1") {</text:p>
      <text:p text:style-name="P7"><text:s text:c="12"/>updateScreenColor(r,g,b)</text:p>
      <text:p text:style-name="P7"><text:s text:c="8"/>}</text:p>
      <text:p text:style-name="P6"><text:s text:c="4"/>}</text:p>
      <text:p text:style-name="P10">}</text:p>
      <text:p text:style-name="Standard">In console</text:p>
      <text:p text:style-name="P7">socket.send(`</text:p>
      <text:p text:style-name="P7">1:255:0:0</text:p>
      <text:p text:style-name="P7">2:255:0:0</text:p>
      <text:p text:style-name="P7">`)</text:p>
      <text:h text:style-name="Heading_20_4" text:outline-level="4">Calculate BPM</text:h>
      <text:p text:style-name="Standard">Calculate the Beats Per Minuet (BPM) of a piece of music.</text:p>
      <text:p text:style-name="Standard">Count the number of beats over 60 seconds.</text:p>
      <text:h text:style-name="Heading_20_4" text:outline-level="4">Disco Time</text:h>
      <text:p text:style-name="Standard"/>
      <text:h text:style-name="Heading_20_3" text:outline-level="3">Extra</text:h>
      <text:list xml:id="list916857564593991553" text:style-name="L1">
        <text:list-item>
          <text:p text:style-name="P3">Join another channel</text:p>
        </text:list-item>
        <text:list-item>
          <text:p text:style-name="P3">Start your own server (GitHub login required)</text:p>
          <text:list>
            <text:list-item>
              <text:p text:style-name="P3">https://gitpod.io#<text:a xlink:type="simple" xlink:href="https://github.com/calaldees/channelServer" text:style-name="Internet_20_link" text:visited-style-name="Visited_20_Internet_20_Link">https://github.com/calaldees/channelServer</text:a></text:p>
            </text:list-item>
          </text:list>
        </text:list-item>
        <text:list-item>
          <text:p text:style-name="P3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text-align="center" style:justify-single-word="false" fo:padding-left="0cm" fo:padding-right="0cm" fo:padding-top="0cm" fo:padding-bottom="0.035cm" fo:border-left="none" fo:border-right="none" fo:border-top="none" fo:border-bottom="0.088cm solid #000080" fo:keep-with-next="always"/>
      <style:text-properties style:font-name="Arial" fo:font-size="18pt" fo:font-weight="bold" style:font-size-asian="18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4pt" fo:font-weight="bold" style:font-size-asian="14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Arial" fo:font-weight="bold" style:font-weight-asian="bold" style:font-size-complex="14pt" style:font-weight-complex="bold"/>
    </style:style>
    <style:style style:name="Code" style:family="paragraph" style:parent-style-name="Standard">
      <style:paragraph-properties fo:padding-left="0.141cm" fo:padding-right="0.141cm" fo:padding-top="0.035cm" fo:padding-bottom="0.035cm" fo:border="0.018cm solid #000000"/>
      <style:text-properties style:font-name="Courier New" fo:font-size="10pt" style:font-size-asian="10pt"/>
    </style:style>
    <style:style style:name="Code_20_New" style:display-name="Code New" style:family="paragraph" style:parent-style-name="Code">
      <style:text-properties fo:font-style="italic" fo:font-weight="bold" style:font-style-asian="italic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_20_Remove" style:display-name="Code Remove" style:family="paragraph" style:parent-style-name="Code_20_New">
      <style:text-properties style:text-line-through-style="solid" fo:font-style="normal" fo:font-weight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Default_20_Paragraph_20_Font" style:display-name="Default Paragraph Font" style:family="text"/>
    <style:style style:name="Code_20_Char" style:display-name="Code Char" style:family="text" style:parent-style-name="Default_20_Paragraph_20_Font">
      <style:text-properties style:font-name="Courier New" fo:language="en" fo:country="GB" style:font-size-complex="12pt" style:language-complex="ar" style:country-complex="SA"/>
    </style:style>
    <style:style style:name="Code_20_New_20_Char" style:display-name="Code New Char" style:family="text" style:parent-style-name="Code_20_Char">
      <style:text-properties fo:font-style="italic" fo:font-weight="bold" style:font-style-asian="italic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52cm" style:type="center"/>
          <style:tab-stop style:position="18.916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tab/><text:date style:data-style-name="N76" text:date-value="2022-01-30T18:27:13.26">30 January 2022</text:date><text:tab/>Page <text:page-number text:select-page="current">1</text:page-number> or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lan Callaghan</meta:initial-creator>
    <meta:creation-date>2012-10-08T23:11:17</meta:creation-date>
    <dc:date>2022-01-30T18:27:13.25</dc:date>
    <dc:creator>Allan Callaghan</dc:creator>
    <meta:editing-duration>PT16H38M24S</meta:editing-duration>
    <meta:editing-cycles>16</meta:editing-cycles>
    <meta:generator>OpenOffice/4.1.11$Win32 OpenOffice.org_project/4111m1$Build-9808</meta:generator>
    <meta:printed-by>Allan Callaghan</meta:printed-by>
    <meta:print-date>2017-03-20T13:41:10</meta:print-date>
    <meta:document-statistic meta:table-count="0" meta:image-count="0" meta:object-count="0" meta:page-count="2" meta:paragraph-count="81" meta:word-count="314" meta:character-count="2446"/>
  </office:meta>
</office:document-meta>
</file>